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2" svg:font-family="Times" style:font-adornments="Normal" style:font-family-generic="roman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1" svg:font-family="Times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6pt" style:letter-kerning="true" style:font-size-asian="26pt"/>
    </style:style>
    <style:style style:name="P2" style:family="paragraph" style:parent-style-name="Standard">
      <style:paragraph-properties fo:text-align="center" style:justify-single-word="false"/>
      <style:text-properties fo:font-size="14pt" style:letter-kerning="true" style:font-size-asian="14pt" style:font-size-complex="14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8cm" style:type="right"/>
        </style:tab-stops>
      </style:paragraph-properties>
      <style:text-properties fo:font-size="14pt" style:letter-kerning="true" style:font-size-asian="14pt" style:font-size-complex="14pt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text-properties fo:font-style="italic" officeooo:paragraph-rsid="000b967d" style:font-style-asian="italic"/>
    </style:style>
    <style:style style:name="P6" style:family="paragraph" style:parent-style-name="Standard">
      <style:text-properties fo:font-style="italic" officeooo:rsid="000947b6" officeooo:paragraph-rsid="000b967d" style:font-style-asian="italic"/>
    </style:style>
    <style:style style:name="P7" style:family="paragraph" style:parent-style-name="Standard">
      <style:text-properties fo:font-style="italic" officeooo:rsid="000a9781" style:font-style-asian="italic"/>
    </style:style>
    <style:style style:name="P8" style:family="paragraph" style:parent-style-name="Standard">
      <style:text-properties fo:font-style="italic" officeooo:rsid="000a9781" officeooo:paragraph-rsid="000a9781" style:font-style-asian="italic"/>
    </style:style>
    <style:style style:name="P9" style:family="paragraph" style:parent-style-name="Standard">
      <style:text-properties fo:font-style="italic" officeooo:rsid="000b967d" officeooo:paragraph-rsid="000b967d" style:font-style-asian="italic"/>
    </style:style>
    <style:style style:name="P10" style:family="paragraph" style:parent-style-name="Standard">
      <style:text-properties fo:font-style="italic" officeooo:rsid="000bfdea" officeooo:paragraph-rsid="000bfdea" style:font-style-asian="italic"/>
    </style:style>
    <style:style style:name="P11" style:family="paragraph" style:parent-style-name="Standard">
      <style:text-properties fo:font-style="italic" officeooo:rsid="000e9caa" officeooo:paragraph-rsid="000e9caa" style:font-style-asian="italic"/>
    </style:style>
    <style:style style:name="P12" style:family="paragraph" style:parent-style-name="Standard">
      <style:text-properties fo:font-style="italic" officeooo:rsid="000c676d" officeooo:paragraph-rsid="000c676d" style:font-style-asian="italic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text-properties officeooo:paragraph-rsid="000947b6"/>
    </style:style>
    <style:style style:name="P15" style:family="paragraph" style:parent-style-name="Standard">
      <style:text-properties fo:font-style="normal" officeooo:paragraph-rsid="0007fc5b" style:font-style-asian="normal" style:font-style-complex="normal"/>
    </style:style>
    <style:style style:name="P16" style:family="paragraph" style:parent-style-name="Standard">
      <style:text-properties officeooo:rsid="000bfdea" officeooo:paragraph-rsid="000bfdea"/>
    </style:style>
    <style:style style:name="P17" style:family="paragraph" style:parent-style-name="Standard">
      <style:text-properties officeooo:rsid="000c676d" officeooo:paragraph-rsid="000c676d"/>
    </style:style>
    <style:style style:name="P18" style:family="paragraph" style:parent-style-name="Standard">
      <style:text-properties officeooo:rsid="000947b6" officeooo:paragraph-rsid="000947b6"/>
    </style:style>
    <style:style style:name="P19" style:family="paragraph" style:parent-style-name="Standard">
      <style:text-properties officeooo:rsid="000e52d8" officeooo:paragraph-rsid="000e52d8"/>
    </style:style>
    <style:style style:name="P20" style:family="paragraph" style:parent-style-name="Standard">
      <style:text-properties officeooo:rsid="000350c5" officeooo:paragraph-rsid="000fcaf7"/>
    </style:style>
    <style:style style:name="P21" style:family="paragraph" style:parent-style-name="Standard">
      <style:text-properties fo:font-size="12pt" officeooo:rsid="0000a3e4" officeooo:paragraph-rsid="000fcaf7" style:font-size-asian="12pt" style:font-size-complex="12pt"/>
    </style:style>
    <style:style style:name="P22" style:family="paragraph" style:parent-style-name="Standard">
      <style:text-properties fo:font-size="12pt" officeooo:paragraph-rsid="000fcaf7" style:font-size-asian="12pt" style:font-size-complex="12pt"/>
    </style:style>
    <style:style style:name="P23" style:family="paragraph" style:parent-style-name="Standard">
      <style:text-properties fo:font-size="12pt" officeooo:rsid="0001a11e" officeooo:paragraph-rsid="000fcaf7" style:font-size-asian="12pt" style:font-size-complex="12pt"/>
    </style:style>
    <style:style style:name="P24" style:family="paragraph" style:parent-style-name="Standard">
      <style:text-properties fo:font-size="12pt" officeooo:rsid="000fcaf7" officeooo:paragraph-rsid="000fcaf7" style:font-size-asian="12pt" style:font-size-complex="12pt"/>
    </style:style>
    <style:style style:name="P25" style:family="paragraph" style:parent-style-name="Text_20_body_20_comment">
      <style:text-properties fo:font-style="italic" style:font-style-asian="italic"/>
    </style:style>
    <style:style style:name="P26" style:family="paragraph" style:parent-style-name="Text_20_body_20_comment">
      <style:text-properties fo:font-style="normal" officeooo:paragraph-rsid="000e52d8" style:font-style-asian="normal" style:font-style-complex="normal"/>
    </style:style>
    <style:style style:name="P27" style:family="paragraph" style:parent-style-name="Text_20_body_20_comment">
      <style:text-properties fo:font-style="normal" officeooo:rsid="000dfef4" officeooo:paragraph-rsid="000dfef4" style:font-style-asian="normal" style:font-style-complex="normal"/>
    </style:style>
    <style:style style:name="P28" style:family="paragraph" style:parent-style-name="Text_20_body_20_comment">
      <style:text-properties fo:font-style="normal" officeooo:rsid="000e52d8" officeooo:paragraph-rsid="000e52d8" style:font-style-asian="normal" style:font-style-complex="normal"/>
    </style:style>
    <style:style style:name="P29" style:family="paragraph" style:parent-style-name="Text_20_body_20_comment">
      <style:text-properties fo:font-style="normal" officeooo:rsid="000e9caa" officeooo:paragraph-rsid="000e9caa" style:font-style-asian="normal" style:font-style-complex="normal"/>
    </style:style>
    <style:style style:name="P30" style:family="paragraph" style:parent-style-name="Standard">
      <style:paragraph-properties fo:keep-with-next="always"/>
      <style:text-properties fo:font-weight="bold" style:font-weight-asian="bold"/>
    </style:style>
    <style:style style:name="P31" style:family="paragraph" style:parent-style-name="Standard">
      <style:paragraph-properties fo:margin-left="1.27cm" fo:margin-right="0cm" fo:text-indent="-1.27cm" style:auto-text-indent="false"/>
    </style:style>
    <style:style style:name="P32" style:family="paragraph" style:parent-style-name="Standard">
      <style:paragraph-properties fo:margin-left="1.27cm" fo:margin-right="0cm" fo:text-indent="-1.27cm" style:auto-text-indent="false"/>
      <style:text-properties officeooo:rsid="000c676d" officeooo:paragraph-rsid="000c676d"/>
    </style:style>
    <style:style style:name="P33" style:family="paragraph" style:parent-style-name="Standard">
      <style:paragraph-properties fo:margin-left="1.27cm" fo:margin-right="0cm" fo:text-indent="-1.27cm" style:auto-text-indent="false"/>
      <style:text-properties officeooo:rsid="000dfef4" officeooo:paragraph-rsid="000dfef4"/>
    </style:style>
    <style:style style:name="P34" style:family="paragraph" style:parent-style-name="WW-Corps_20_de_20_texte_20_3">
      <style:paragraph-properties fo:margin-left="1.27cm" fo:margin-right="0cm" fo:text-indent="-1.27cm" style:auto-text-indent="false" style:text-autospace="ideograph-alpha"/>
    </style:style>
    <style:style style:name="P35" style:family="paragraph" style:parent-style-name="WW-Corps_20_de_20_texte_20_3">
      <style:paragraph-properties fo:margin-left="1.27cm" fo:margin-right="0cm" fo:text-indent="-1.27cm" style:auto-text-indent="false" style:text-autospace="ideograph-alpha"/>
      <style:text-properties fo:font-style="normal" style:font-style-asian="normal" style:font-style-complex="normal"/>
    </style:style>
    <style:style style:name="P36" style:family="paragraph" style:parent-style-name="WW-Corps_20_de_20_texte_20_3">
      <style:paragraph-properties fo:margin-left="1.27cm" fo:margin-right="0cm" fo:text-indent="-1.27cm" style:auto-text-indent="false" style:text-autospace="ideograph-alpha"/>
      <style:text-properties fo:font-style="normal" officeooo:paragraph-rsid="000dfef4" style:font-style-asian="normal" style:font-style-complex="normal"/>
    </style:style>
    <style:style style:name="P37" style:family="paragraph" style:parent-style-name="WW-Corps_20_de_20_texte_20_3">
      <style:paragraph-properties fo:margin-left="1.27cm" fo:margin-right="0cm" fo:text-indent="-1.27cm" style:auto-text-indent="false" style:text-autospace="ideograph-alpha"/>
      <style:text-properties fo:font-style="normal" officeooo:rsid="000dfef4" officeooo:paragraph-rsid="000dfef4" style:font-style-asian="normal" style:font-style-complex="normal"/>
    </style:style>
    <style:style style:name="P38" style:family="paragraph" style:parent-style-name="Standard">
      <style:paragraph-properties fo:margin-left="1.016cm" fo:margin-right="0cm" fo:text-indent="-1.016cm" style:auto-text-indent="false"/>
    </style:style>
    <style:style style:name="P39" style:family="paragraph" style:parent-style-name="Standard">
      <style:paragraph-properties fo:margin-left="1.016cm" fo:margin-right="0cm" fo:text-indent="-1.016cm" style:auto-text-indent="false"/>
      <style:text-properties fo:font-style="italic" style:font-style-asian="italic" style:font-style-complex="italic"/>
    </style:style>
    <style:style style:name="P40" style:family="paragraph" style:parent-style-name="Standard">
      <style:paragraph-properties fo:margin-left="1.016cm" fo:margin-right="0cm" fo:text-indent="-1.016cm" style:auto-text-indent="false"/>
      <style:text-properties fo:font-weight="bold" style:font-weight-asian="bold"/>
    </style:style>
    <style:style style:name="P41" style:family="paragraph" style:parent-style-name="Standard">
      <style:paragraph-properties fo:margin-left="1.016cm" fo:margin-right="0cm" fo:text-indent="-1.016cm" style:auto-text-indent="false"/>
      <style:text-properties fo:font-style="normal" officeooo:paragraph-rsid="000e0b5f" style:font-style-asian="normal" style:font-style-complex="normal"/>
    </style:style>
    <style:style style:name="P42" style:family="paragraph" style:parent-style-name="Standard">
      <style:paragraph-properties fo:margin-left="1.016cm" fo:margin-right="0cm" fo:text-indent="-1.016cm" style:auto-text-indent="false"/>
      <style:text-properties officeooo:rsid="000e0b5f" officeooo:paragraph-rsid="000e0b5f"/>
    </style:style>
    <style:style style:name="P43" style:family="paragraph" style:parent-style-name="WW-Corps_20_de_20_texte_20_3">
      <style:paragraph-properties fo:margin-left="1.016cm" fo:margin-right="0cm" fo:text-indent="-1.016cm" style:auto-text-indent="false" style:text-autospace="ideograph-alpha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tyle="normal" officeooo:rsid="000e52d8" officeooo:paragraph-rsid="000e52d8" style:font-style-asian="normal" style:font-style-complex="normal"/>
    </style:style>
    <style:style style:name="P47" style:family="paragraph" style:parent-style-name="WW-Corps_20_de_20_texte_20_3">
      <style:paragraph-properties fo:margin-left="0cm" fo:margin-right="0cm" fo:text-indent="0cm" style:auto-text-indent="false" style:text-autospace="ideograph-alpha"/>
      <style:text-properties fo:font-style="normal" style:font-style-asian="normal" style:font-style-complex="normal"/>
    </style:style>
    <style:style style:name="P48" style:family="paragraph" style:parent-style-name="WW-Corps_20_de_20_texte_20_3">
      <style:paragraph-properties fo:margin-left="0cm" fo:margin-right="0cm" fo:text-indent="0cm" style:auto-text-indent="false" style:text-autospace="ideograph-alpha"/>
      <style:text-properties fo:font-style="normal" officeooo:paragraph-rsid="000e0b5f" style:font-style-asian="normal" style:font-style-complex="normal"/>
    </style:style>
    <style:style style:name="P49" style:family="paragraph" style:parent-style-name="Subtitle">
      <style:paragraph-properties fo:break-before="page"/>
    </style:style>
    <style:style style:name="P50" style:family="paragraph" style:parent-style-name="Standard" style:master-page-name="First_20_Page">
      <style:paragraph-properties style:page-number="auto"/>
      <style:text-properties fo:font-size="12pt" officeooo:rsid="0011a675" officeooo:paragraph-rsid="0011a675" style:font-size-asian="12pt" style:font-size-complex="12pt"/>
    </style:style>
    <style:style style:name="P51" style:family="paragraph" style:parent-style-name="Standard">
      <style:text-properties fo:font-size="12pt" officeooo:rsid="0011a675" officeooo:paragraph-rsid="0011a675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rsid="0018095e" officeooo:paragraph-rsid="00139772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ize="20pt" officeooo:rsid="001229d2" officeooo:paragraph-rsid="001229d2" style:font-size-asian="17.5pt" style:font-size-complex="20pt"/>
    </style:style>
    <style:style style:name="P54" style:family="paragraph" style:parent-style-name="Standard">
      <style:paragraph-properties fo:text-align="start" style:justify-single-word="false"/>
      <style:text-properties fo:font-size="20pt" officeooo:rsid="0018095e" officeooo:paragraph-rsid="00139772" style:font-size-asian="20pt" style:font-size-complex="20pt"/>
    </style:style>
    <style:style style:name="P55" style:family="paragraph" style:parent-style-name="Standard">
      <style:paragraph-properties fo:text-align="center" style:justify-single-word="false" style:snap-to-layout-grid="false"/>
      <style:text-properties officeooo:paragraph-rsid="00139772"/>
    </style:style>
    <style:style style:name="P56" style:family="paragraph" style:parent-style-name="Standard">
      <style:paragraph-properties fo:text-align="center" style:justify-single-word="false"/>
      <style:text-properties officeooo:paragraph-rsid="00139772"/>
    </style:style>
    <style:style style:name="P57" style:family="paragraph" style:parent-style-name="Standard">
      <style:paragraph-properties style:snap-to-layout-grid="false"/>
    </style:style>
    <style:style style:name="P58" style:family="paragraph" style:parent-style-name="Standard">
      <style:paragraph-properties style:snap-to-layout-grid="false"/>
      <style:text-properties officeooo:paragraph-rsid="00139772"/>
    </style:style>
    <style:style style:name="P59" style:family="paragraph" style:parent-style-name="Standard">
      <style:paragraph-properties fo:text-align="center" style:justify-single-word="false" style:snap-to-layout-grid="false"/>
      <style:text-properties fo:font-weight="bold" officeooo:paragraph-rsid="00139772" style:font-weight-asian="bold" style:font-weight-complex="bold"/>
    </style:style>
    <style:style style:name="P60" style:family="paragraph" style:parent-style-name="Standard">
      <style:paragraph-properties style:snap-to-layout-grid="false"/>
      <style:text-properties fo:font-weight="bold" officeooo:paragraph-rsid="00139772" style:font-weight-asian="bold" style:font-weight-complex="bold"/>
    </style:style>
    <style:style style:name="P61" style:family="paragraph" style:parent-style-name="Standard">
      <style:text-properties fo:font-weight="bold" officeooo:rsid="0007023c" officeooo:paragraph-rsid="00139772" style:font-weight-asian="bold" style:font-weight-complex="bold"/>
    </style:style>
    <style:style style:name="P62" style:family="paragraph" style:parent-style-name="Standard">
      <style:text-properties fo:font-weight="bold" officeooo:paragraph-rsid="00139772" style:font-weight-asian="bold" style:font-weight-complex="bold"/>
    </style:style>
    <style:style style:name="P63" style:family="paragraph" style:parent-style-name="Standard">
      <style:paragraph-properties style:snap-to-layout-grid="false"/>
      <style:text-properties fo:language="en" fo:country="GB"/>
    </style:style>
    <style:style style:name="P64" style:family="paragraph" style:parent-style-name="Standard">
      <style:text-properties fo:font-weight="normal" officeooo:rsid="000488ac" officeooo:paragraph-rsid="00139772" style:font-weight-asian="normal" style:font-weight-complex="normal"/>
    </style:style>
    <style:style style:name="P65" style:family="paragraph" style:parent-style-name="Standard">
      <style:text-properties fo:font-weight="normal" officeooo:rsid="00060a37" officeooo:paragraph-rsid="00139772" style:font-weight-asian="normal" style:font-weight-complex="normal"/>
    </style:style>
    <style:style style:name="P66" style:family="paragraph" style:parent-style-name="Standard">
      <style:text-properties fo:font-weight="normal" officeooo:rsid="0007023c" officeooo:paragraph-rsid="00139772" style:font-weight-asian="normal" style:font-weight-complex="normal"/>
    </style:style>
    <style:style style:name="P67" style:family="paragraph" style:parent-style-name="Standard">
      <style:text-properties fo:font-weight="normal" officeooo:rsid="000733a0" officeooo:paragraph-rsid="00139772" style:font-weight-asian="normal" style:font-weight-complex="normal"/>
    </style:style>
    <style:style style:name="P68" style:family="paragraph" style:parent-style-name="Standard">
      <style:text-properties fo:font-weight="normal" officeooo:rsid="0008509b" officeooo:paragraph-rsid="00139772" style:font-weight-asian="normal" style:font-weight-complex="normal"/>
    </style:style>
    <style:style style:name="P69" style:family="paragraph" style:parent-style-name="Standard">
      <style:text-properties fo:font-weight="normal" officeooo:paragraph-rsid="00139772" style:font-weight-asian="normal" style:font-weight-complex="normal"/>
    </style:style>
    <style:style style:name="P70" style:family="paragraph" style:parent-style-name="Standard">
      <style:paragraph-properties style:text-autospace="none"/>
      <style:text-properties fo:font-size="10pt" officeooo:paragraph-rsid="00139772" style:font-size-asian="10pt" style:font-size-complex="10pt"/>
    </style:style>
    <style:style style:name="P71" style:family="paragraph" style:parent-style-name="Standard">
      <style:text-properties fo:font-size="10pt" officeooo:paragraph-rsid="00139772" style:font-size-asian="10pt" style:font-size-complex="10pt"/>
    </style:style>
    <style:style style:name="P72" style:family="paragraph" style:parent-style-name="Standard">
      <style:text-properties officeooo:paragraph-rsid="00139772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fr" fo:country="FR" officeooo:rsid="0018095e" officeooo:paragraph-rsid="00139772" style:font-name-asian="Times New Roman" style:font-size-asian="12pt" style:font-name-complex="Times New Roman" style:font-size-complex="12pt" style:language-complex="ar" style:country-complex="SA"/>
    </style:style>
    <style:style style:name="P74" style:family="paragraph" style:parent-style-name="Standard" style:master-page-name="Conversion_20_1">
      <style:paragraph-properties fo:text-align="center" style:justify-single-word="false" style:page-number="auto"/>
      <style:text-properties officeooo:paragraph-rsid="00139772"/>
    </style:style>
    <style:style style:name="P75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16pt" officeooo:rsid="0018095e" officeooo:paragraph-rsid="00139772" style:font-size-asian="16pt" style:font-size-complex="16pt"/>
    </style:style>
    <style:style style:name="P76" style:family="paragraph" style:parent-style-name="Text_20_body">
      <style:text-properties officeooo:paragraph-rsid="00139772"/>
    </style:style>
    <style:style style:name="P77" style:family="paragraph" style:parent-style-name="Heading_20_2">
      <style:paragraph-properties style:snap-to-layout-grid="false"/>
      <style:text-properties officeooo:paragraph-rsid="00139772"/>
    </style:style>
    <style:style style:name="P78" style:family="paragraph" style:parent-style-name="Heading_20_2">
      <style:text-properties officeooo:paragraph-rsid="00139772"/>
    </style:style>
    <style:style style:name="P79" style:family="paragraph" style:parent-style-name="Heading_20_1">
      <style:paragraph-properties style:snap-to-layout-grid="false"/>
      <style:text-properties fo:font-size="12pt" officeooo:paragraph-rsid="00139772" style:font-size-asian="12pt"/>
    </style:style>
    <style:style style:name="P80" style:family="paragraph" style:parent-style-name="Heading_20_3">
      <style:paragraph-properties style:snap-to-layout-grid="false"/>
      <style:text-properties officeooo:paragraph-rsid="00139772"/>
    </style:style>
    <style:style style:name="P81" style:family="paragraph" style:parent-style-name="Heading_20_3">
      <style:paragraph-properties fo:margin-left="0cm" fo:margin-right="0cm" fo:text-indent="0cm" style:auto-text-indent="false"/>
    </style:style>
    <style:style style:name="P82" style:family="paragraph" style:parent-style-name="Heading_20_5">
      <style:text-properties officeooo:paragraph-rsid="00139772"/>
    </style:style>
    <style:style style:name="P83" style:family="paragraph" style:parent-style-name="Title">
      <style:text-properties officeooo:paragraph-rsid="00139772"/>
    </style:style>
    <style:style style:name="P84" style:family="paragraph" style:parent-style-name="Title">
      <style:text-properties fo:font-size="20pt" officeooo:paragraph-rsid="00139772" style:font-size-asian="20pt" style:font-size-complex="20pt"/>
    </style:style>
    <style:style style:name="P85" style:family="paragraph" style:parent-style-name="Title">
      <style:paragraph-properties fo:break-before="page"/>
      <style:text-properties officeooo:paragraph-rsid="00139772"/>
    </style:style>
    <style:style style:name="P86" style:family="paragraph" style:parent-style-name="Title" style:master-page-name="Conversion_20_2">
      <style:paragraph-properties style:page-number="auto"/>
      <style:text-properties officeooo:paragraph-rsid="00139772"/>
    </style:style>
    <style:style style:name="P87" style:family="paragraph" style:parent-style-name="Title" style:master-page-name="Conversion_20_3">
      <style:paragraph-properties style:page-number="auto"/>
      <style:text-properties officeooo:paragraph-rsid="00139772"/>
    </style:style>
    <style:style style:name="P88" style:family="paragraph" style:parent-style-name="Title" style:master-page-name="Conversion_20_4">
      <style:paragraph-properties style:page-number="auto"/>
      <style:text-properties officeooo:paragraph-rsid="00139772"/>
    </style:style>
    <style:style style:name="P89" style:family="paragraph" style:parent-style-name="Title" style:master-page-name="Conversion_20_6">
      <style:paragraph-properties style:page-number="auto"/>
      <style:text-properties officeooo:paragraph-rsid="00139772"/>
    </style:style>
    <style:style style:name="P90" style:family="paragraph" style:parent-style-name="Title" style:master-page-name="Conversion_20_7">
      <style:paragraph-properties style:page-number="auto"/>
      <style:text-properties officeooo:paragraph-rsid="00139772"/>
    </style:style>
    <style:style style:name="P91" style:family="paragraph" style:parent-style-name="Subtitle">
      <style:text-properties fo:font-size="20pt" officeooo:paragraph-rsid="00139772" style:font-size-asian="20pt" style:font-size-complex="20pt"/>
    </style:style>
    <style:style style:name="P92" style:family="paragraph" style:parent-style-name="Pied_20_de_20_page_20__28_Premier_29_">
      <style:paragraph-properties fo:margin-top="0.22cm" fo:margin-bottom="0cm" style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officeooo:rsid="0007fc5b"/>
    </style:style>
    <style:style style:name="T5" style:family="text">
      <style:text-properties officeooo:rsid="000947b6"/>
    </style:style>
    <style:style style:name="T6" style:family="text">
      <style:text-properties officeooo:rsid="000b967d"/>
    </style:style>
    <style:style style:name="T7" style:family="text">
      <style:text-properties officeooo:rsid="000bfdea"/>
    </style:style>
    <style:style style:name="T8" style:family="text">
      <style:text-properties officeooo:rsid="000c676d"/>
    </style:style>
    <style:style style:name="T9" style:family="text">
      <style:text-properties officeooo:rsid="000dfef4"/>
    </style:style>
    <style:style style:name="T10" style:family="text">
      <style:text-properties officeooo:rsid="000e0b5f"/>
    </style:style>
    <style:style style:name="T11" style:family="text">
      <style:text-properties officeooo:rsid="000e52d8"/>
    </style:style>
    <style:style style:name="T12" style:family="text">
      <style:text-properties officeooo:rsid="000e9caa"/>
    </style:style>
    <style:style style:name="T13" style:family="text">
      <style:text-properties officeooo:rsid="000fcaf7"/>
    </style:style>
    <style:style style:name="T14" style:family="text">
      <style:text-properties officeooo:rsid="0000a3e4"/>
    </style:style>
    <style:style style:name="T15" style:family="text">
      <style:text-properties officeooo:rsid="000a94b8"/>
    </style:style>
    <style:style style:name="T16" style:family="text">
      <style:text-properties officeooo:rsid="0004b5ef"/>
    </style:style>
    <style:style style:name="T17" style:family="text">
      <style:text-properties officeooo:rsid="000605e7"/>
    </style:style>
    <style:style style:name="T18" style:family="text">
      <style:text-properties officeooo:rsid="0001a11e"/>
    </style:style>
    <style:style style:name="T19" style:family="text">
      <style:text-properties officeooo:rsid="000350c5"/>
    </style:style>
    <style:style style:name="T20" style:family="text">
      <style:text-properties officeooo:rsid="00043ad6"/>
    </style:style>
    <style:style style:name="T21" style:family="text">
      <style:text-properties officeooo:rsid="00139772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language="en" fo:country="GB"/>
    </style:style>
    <style:style style:name="T24" style:family="text">
      <style:text-properties style:text-position="super 58%" style:font-name="Times1" fo:language="en" fo:country="GB"/>
    </style:style>
    <style:style style:name="T25" style:family="text">
      <style:text-properties fo:font-weight="normal" style:font-weight-asian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031f2e"/>
    </style:style>
    <style:style style:name="T28" style:family="text">
      <style:text-properties officeooo:rsid="000488ac"/>
    </style:style>
    <style:style style:name="T29" style:family="text">
      <style:text-properties officeooo:rsid="0007023c"/>
    </style:style>
    <style:style style:name="T30" style:family="text">
      <style:text-properties officeooo:rsid="000733a0"/>
    </style:style>
    <style:style style:name="T31" style:family="text">
      <style:text-properties officeooo:rsid="000a6f40"/>
    </style:style>
    <style:style style:name="T32" style:family="text">
      <style:text-properties officeooo:rsid="000e2b43"/>
    </style:style>
    <style:style style:name="T33" style:family="text">
      <style:text-properties officeooo:rsid="000c3cd7"/>
    </style:style>
    <style:style style:name="T34" style:family="text">
      <style:text-properties officeooo:rsid="00105c84"/>
    </style:style>
    <style:style style:name="T35" style:family="text"/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UV : INF 112 <text:tab/><text:tab/>BE <text:span text:style-name="T21">2</text:span><text:tab/><text:tab/>Binome A<text:tab/><text:tab/>Bili-Prodhomme Jordan</text:p>
      <text:p text:style-name="P51"><text:tab/><text:tab/><text:tab/><text:tab/><text:tab/><text:tab/><text:tab/><text:tab/>Feunteun Glenn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LIVRABLE FIL ROUGE B<text:span text:style-name="T21">E2</text:span></text:p>
      <text:p text:style-name="P53">Projet ToutAvis</text:p>
      <text:p text:style-name="P75">Stratégie de test</text:p>
      <text:p text:style-name="P52"><text:s/></text:p>
      <text:p text:style-name="P52"/>
      <text:p text:style-name="P52">- Commencer par les fonctions les plus simples ;</text:p>
      <text:p text:style-name="P52">- Tester le constructeur puis prioriser le test d'une méthode selon sa dépendance vis à vis des autres méthodes (de la moins dépendante à la plus dépendante) ;</text:p>
      <text:p text:style-name="P73">- Tester les levées d'exception d'une méthode puis valider son fonctionnement standard ;</text:p>
      <text:p text:style-name="P73">- Déployer le test selon une démarche incrémentale qui consiste à assurer un pas avant de passer au suivant ;</text:p>
      <text:p text:style-name="P5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INF112 - Dossier de validation prévisionnel</text:p>
      <text:p text:style-name="P91"/>
      <text:h text:style-name="P78" text:outline-level="2"><text:span text:style-name="T22">Avertissement</text:span> :</text:h>
      <text:p text:style-name="P76"><text:s/>Cette fiche est similaire à celle qui sera utilisée lors de la recette finale de façon à ce que vous puissiez vous préparer aussi complétement que possible à cette opération. Pour le moment (BE2), vous ne renseignerez ici que la description des scénarios de tests.</text:p>
      <text:p text:style-name="P5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h text:style-name="P79" text:outline-level="1">Identification du logiciel à valider</text:h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58">Nom du logiciel :</text:p>
            <text:p text:style-name="P72"/>
          </table:table-cell>
          <table:covered-table-cell/>
          <table:covered-table-cell/>
          <table:table-cell table:style-name="Tableau1.D3" office:value-type="string">
            <text:p text:style-name="P58">Nom des Auteurs :</text:p>
            <text:p text:style-name="P72"/>
            <text:p text:style-name="P72"/>
            <text:p text:style-name="P72"/>
          </table:table-cell>
        </table:table-row>
        <table:table-row table:style-name="Tableau1.3">
          <table:table-cell table:style-name="Tableau1.A3" office:value-type="string">
            <text:p text:style-name="P58">Taille (nb de pages ou de lignes) :</text:p>
          </table:table-cell>
          <table:table-cell table:style-name="Tableau1.B3" table:number-columns-spanned="2" office:value-type="string">
            <text:p text:style-name="P58"/>
          </table:table-cell>
          <table:covered-table-cell/>
          <table:table-cell table:style-name="Tableau1.D3" office:value-type="string">
            <text:p text:style-name="P58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h text:style-name="P77" text:outline-level="2">Identification des <text:s/>valideurs</text:h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58">Nom des <text:s/>valideurs :</text:p>
            <text:p text:style-name="P72"/>
            <text:p text:style-name="P72"/>
            <text:p text:style-name="P72"/>
            <text:p text:style-name="P72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55">Date de validation</text:p>
                </table:table-cell>
                <table:table-cell table:style-name="Tableau1.C5.2.2" office:value-type="string">
                  <text:p text:style-name="P55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5"/>
                </table:table-cell>
                <table:table-cell table:style-name="Tableau1.C5.2.2" office:value-type="string">
                  <text:p text:style-name="P5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58"><text:span text:style-name="T2">Fonctionnalités à tester</text:span> :</text:p>
            <text:p text:style-name="P58"/>
            <text:p text:style-name="P58"/>
            <text:p text:style-name="P72"/>
            <text:p text:style-name="P72"/>
            <text:p text:style-name="P72"/>
            <text:p text:style-name="P72"/>
            <text:p text:style-name="P72"><text:span text:style-name="T2">Critère (s) de validation</text:span><text:span text:style-name="T2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P72"/>
            <text:p text:style-name="P72"/>
            <text:p text:style-name="P72"/>
            <text:p text:style-name="P72"/>
            <text:p text:style-name="P72"/>
            <text:p text:style-name="P62">Bilan général de validation :</text:p>
            <text:p text:style-name="P72"/>
            <text:p text:style-name="P72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57">Nb tests prévus</text:p></table:table-cell><table:table-cell table:style-name="Tableau2.A1" office:value-type="string"><text:p text:style-name="P57">Tests passés</text:p></table:table-cell><table:table-cell table:style-name="Tableau2.A1" office:value-type="string"><text:p text:style-name="P57"><text:span text:style-name="T23">Tests OK</text:span><text:span text:style-name="T24">2</text:span></text:p></table:table-cell><table:table-cell table:style-name="Tableau2.A1" office:value-type="string"><text:p text:style-name="P63">Tests NOK</text:p></table:table-cell><table:table-cell table:style-name="Tableau2.A1" office:value-type="string"><text:p text:style-name="P57">Tests NS</text:p></table:table-cell><table:table-cell table:style-name="Tableau2.A1" office:value-type="string"><text:p text:style-name="P57">Anomalies</text:p><text:p text:style-name="Standard">majeures </text:p></table:table-cell><table:table-cell table:style-name="Tableau2.G1" office:value-type="string"><text:p text:style-name="P57">Anomalies </text:p><text:p text:style-name="Standard">mineures</text:p></table:table-cell></table:table-row><table:table-row table:style-name="Tableau2.1"><table:table-cell table:style-name="Tableau2.A2" office:value-type="string"><text:p text:style-name="P57"/><text:p text:style-name="Standard"/></table:table-cell><table:table-cell table:style-name="Tableau2.A2" office:value-type="string"><text:p text:style-name="P57"/></table:table-cell><table:table-cell table:style-name="Tableau2.A2" office:value-type="string"><text:p text:style-name="P57"/></table:table-cell><table:table-cell table:style-name="Tableau2.A2" office:value-type="string"><text:p text:style-name="P57"/></table:table-cell><table:table-cell table:style-name="Tableau2.A2" office:value-type="string"><text:p text:style-name="P57"/></table:table-cell><table:table-cell table:style-name="Tableau2.A2" office:value-type="string"><text:p text:style-name="P57"/></table:table-cell><table:table-cell table:style-name="Tableau2.G2" office:value-type="string"><text:p text:style-name="P57"/></table:table-cell></table:table-row></table:table></draw:text-box></draw:frame></text:p>
            <text:p text:style-name="P72"/>
            <text:p text:style-name="P72"/>
            <text:p text:style-name="P72"/>
          </table:table-cell>
          <table:covered-table-cell/>
          <table:covered-table-cell/>
          <table:covered-table-cell/>
        </table:table-row>
      </table:table>
      <text:p text:style-name="P7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h text:style-name="P80" text:outline-level="3">Synthèse des tests</text:h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59">No</text:p>
          </table:table-cell>
          <table:table-cell table:style-name="Tableau3.B2" office:value-type="string">
            <text:p text:style-name="P59">Identification du test</text:p>
          </table:table-cell>
          <table:table-cell table:style-name="Tableau3.C2" office:value-type="string">
            <text:p text:style-name="P55"><text:span text:style-name="T2">Résultat</text:span><text:span text:style-name="T2"><text:note text:id="ftn2" text:note-class="footnote"><text:note-citation>1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60"/>
            <text:p text:style-name="P72"><text:span text:style-name="T2">Gravité de l’anomalie </text:span><text:span text:style-name="T2"><text:note text:id="ftn3" text:note-class="footnote"><text:note-citation>2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5"/>
          </table:table-cell>
          <table:table-cell table:style-name="Tableau3.B8" office:value-type="string">
            <text:p text:style-name="P55"/>
            <text:p text:style-name="P56"/>
            <text:p text:style-name="P56"/>
            <text:p text:style-name="P56"/>
            <text:p text:style-name="P56"/>
          </table:table-cell>
          <table:table-cell table:style-name="Tableau3.C8" office:value-type="string">
            <text:p text:style-name="P55"/>
          </table:table-cell>
          <table:table-cell table:style-name="Tableau3.D8" office:value-type="string">
            <text:p text:style-name="P55"/>
          </table:table-cell>
        </table:table-row>
        <table:table-row table:style-name="Tableau3.3">
          <table:table-cell table:style-name="Tableau3.A8" office:value-type="string">
            <text:p text:style-name="P55"/>
          </table:table-cell>
          <table:table-cell table:style-name="Tableau3.B8" office:value-type="string">
            <text:p text:style-name="P55"/>
            <text:p text:style-name="P56"/>
            <text:p text:style-name="P56"/>
            <text:p text:style-name="P56"/>
            <text:p text:style-name="P56"/>
          </table:table-cell>
          <table:table-cell table:style-name="Tableau3.C8" office:value-type="string">
            <text:p text:style-name="P55"/>
          </table:table-cell>
          <table:table-cell table:style-name="Tableau3.D8" office:value-type="string">
            <text:p text:style-name="P55"/>
          </table:table-cell>
        </table:table-row>
        <table:table-row table:style-name="Tableau3.5">
          <table:table-cell table:style-name="Tableau3.A8" office:value-type="string">
            <text:p text:style-name="P55"/>
          </table:table-cell>
          <table:table-cell table:style-name="Tableau3.B8" office:value-type="string">
            <text:p text:style-name="P55"/>
            <text:p text:style-name="P56"/>
            <text:p text:style-name="P56"/>
            <text:p text:style-name="P56"/>
            <text:p text:style-name="P56"/>
          </table:table-cell>
          <table:table-cell table:style-name="Tableau3.C8" office:value-type="string">
            <text:p text:style-name="P55"/>
          </table:table-cell>
          <table:table-cell table:style-name="Tableau3.D8" office:value-type="string">
            <text:p text:style-name="P55"/>
          </table:table-cell>
        </table:table-row>
        <table:table-row table:style-name="Tableau3.6">
          <table:table-cell table:style-name="Tableau3.A8" office:value-type="string">
            <text:p text:style-name="P55"/>
          </table:table-cell>
          <table:table-cell table:style-name="Tableau3.B8" office:value-type="string">
            <text:p text:style-name="P55"/>
            <text:p text:style-name="P56"/>
            <text:p text:style-name="P56"/>
            <text:p text:style-name="P56"/>
            <text:p text:style-name="P56"/>
          </table:table-cell>
          <table:table-cell table:style-name="Tableau3.C8" office:value-type="string">
            <text:p text:style-name="P55"/>
          </table:table-cell>
          <table:table-cell table:style-name="Tableau3.D8" office:value-type="string">
            <text:p text:style-name="P55"/>
          </table:table-cell>
        </table:table-row>
        <table:table-row table:style-name="Tableau3.7">
          <table:table-cell table:style-name="Tableau3.A8" office:value-type="string">
            <text:p text:style-name="P55"/>
          </table:table-cell>
          <table:table-cell table:style-name="Tableau3.B8" office:value-type="string">
            <text:p text:style-name="P55"/>
          </table:table-cell>
          <table:table-cell table:style-name="Tableau3.C8" office:value-type="string">
            <text:p text:style-name="P55"/>
          </table:table-cell>
          <table:table-cell table:style-name="Tableau3.D8" office:value-type="string">
            <text:p text:style-name="P55"/>
          </table:table-cell>
        </table:table-row>
        <table:table-row table:style-name="Tableau3.7">
          <table:table-cell table:style-name="Tableau3.A8" office:value-type="string">
            <text:p text:style-name="P55"/>
          </table:table-cell>
          <table:table-cell table:style-name="Tableau3.B8" office:value-type="string">
            <text:p text:style-name="P55"/>
          </table:table-cell>
          <table:table-cell table:style-name="Tableau3.C8" office:value-type="string">
            <text:p text:style-name="P55"/>
          </table:table-cell>
          <table:table-cell table:style-name="Tableau3.D8" office:value-type="string">
            <text:p text:style-name="P55"/>
          </table:table-cell>
        </table:table-row>
      </table:table>
      <text:p text:style-name="P56"/>
      <text:p text:style-name="P5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4" office:value-type="string">
            <text:h text:style-name="P80" text:outline-level="3">Synthèse des tests</text:h>
          </table:table-cell>
          <table:covered-table-cell/>
          <table:covered-table-cell/>
          <table:covered-table-cell/>
        </table:table-row>
        <text:soft-page-break/>
        <table:table-row table:style-name="Tableau4.2">
          <table:table-cell table:style-name="Tableau4.A8" office:value-type="string">
            <text:p text:style-name="P59">No</text:p>
          </table:table-cell>
          <table:table-cell table:style-name="Tableau4.B2" office:value-type="string">
            <text:p text:style-name="P59">Identification du test</text:p>
          </table:table-cell>
          <table:table-cell table:style-name="Tableau4.C2" office:value-type="string">
            <text:p text:style-name="P55"><text:span text:style-name="T2">Résultat</text:span><text:span text:style-name="T2"><text:note text:id="ftn4" text:note-class="footnote"><text:note-citation>1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60"/>
            <text:p text:style-name="P72"><text:span text:style-name="T2">Gravité de l’anomalie </text:span><text:span text:style-name="T2"><text:note text:id="ftn5" text:note-class="footnote"><text:note-citation>2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5"/>
          </table:table-cell>
          <table:table-cell table:style-name="Tableau4.B8" office:value-type="string">
            <text:p text:style-name="P55"/>
            <text:p text:style-name="P56"/>
            <text:p text:style-name="P56"/>
            <text:p text:style-name="P56"/>
            <text:p text:style-name="P56"/>
          </table:table-cell>
          <table:table-cell table:style-name="Tableau4.C8" office:value-type="string">
            <text:p text:style-name="P55"/>
          </table:table-cell>
          <table:table-cell table:style-name="Tableau4.D8" office:value-type="string">
            <text:p text:style-name="P55"/>
          </table:table-cell>
        </table:table-row>
        <table:table-row table:style-name="Tableau4.4">
          <table:table-cell table:style-name="Tableau4.A8" office:value-type="string">
            <text:p text:style-name="P55"/>
          </table:table-cell>
          <table:table-cell table:style-name="Tableau4.B8" office:value-type="string">
            <text:p text:style-name="P55"/>
            <text:p text:style-name="P56"/>
            <text:p text:style-name="P56"/>
            <text:p text:style-name="P56"/>
            <text:p text:style-name="P56"/>
          </table:table-cell>
          <table:table-cell table:style-name="Tableau4.C8" office:value-type="string">
            <text:p text:style-name="P55"/>
          </table:table-cell>
          <table:table-cell table:style-name="Tableau4.D8" office:value-type="string">
            <text:p text:style-name="P55"/>
          </table:table-cell>
        </table:table-row>
        <table:table-row table:style-name="Tableau4.5">
          <table:table-cell table:style-name="Tableau4.A8" office:value-type="string">
            <text:p text:style-name="P55"/>
          </table:table-cell>
          <table:table-cell table:style-name="Tableau4.B8" office:value-type="string">
            <text:p text:style-name="P55"/>
            <text:p text:style-name="P56"/>
            <text:p text:style-name="P56"/>
            <text:p text:style-name="P56"/>
            <text:p text:style-name="P56"/>
          </table:table-cell>
          <table:table-cell table:style-name="Tableau4.C8" office:value-type="string">
            <text:p text:style-name="P55"/>
          </table:table-cell>
          <table:table-cell table:style-name="Tableau4.D8" office:value-type="string">
            <text:p text:style-name="P55"/>
          </table:table-cell>
        </table:table-row>
        <table:table-row table:style-name="Tableau4.4">
          <table:table-cell table:style-name="Tableau4.A8" office:value-type="string">
            <text:p text:style-name="P55"/>
          </table:table-cell>
          <table:table-cell table:style-name="Tableau4.B8" office:value-type="string">
            <text:p text:style-name="P55"/>
            <text:p text:style-name="P56"/>
            <text:p text:style-name="P56"/>
            <text:p text:style-name="P56"/>
            <text:p text:style-name="P56"/>
          </table:table-cell>
          <table:table-cell table:style-name="Tableau4.C8" office:value-type="string">
            <text:p text:style-name="P55"/>
          </table:table-cell>
          <table:table-cell table:style-name="Tableau4.D8" office:value-type="string">
            <text:p text:style-name="P55"/>
          </table:table-cell>
        </table:table-row>
        <table:table-row table:style-name="Tableau4.7">
          <table:table-cell table:style-name="Tableau4.A8" office:value-type="string">
            <text:p text:style-name="P55"/>
          </table:table-cell>
          <table:table-cell table:style-name="Tableau4.B8" office:value-type="string">
            <text:p text:style-name="P55"/>
          </table:table-cell>
          <table:table-cell table:style-name="Tableau4.C8" office:value-type="string">
            <text:p text:style-name="P55"/>
          </table:table-cell>
          <table:table-cell table:style-name="Tableau4.D8" office:value-type="string">
            <text:p text:style-name="P55"/>
          </table:table-cell>
        </table:table-row>
        <table:table-row table:style-name="Tableau4.8">
          <table:table-cell table:style-name="Tableau4.A8" office:value-type="string">
            <text:p text:style-name="P55"/>
          </table:table-cell>
          <table:table-cell table:style-name="Tableau4.B8" office:value-type="string">
            <text:p text:style-name="P55"/>
          </table:table-cell>
          <table:table-cell table:style-name="Tableau4.C8" office:value-type="string">
            <text:p text:style-name="P55"/>
          </table:table-cell>
          <table:table-cell table:style-name="Tableau4.D8" office:value-type="string">
            <text:p text:style-name="P55"/>
          </table:table-cell>
        </table:table-row>
      </table:table>
      <text:p text:style-name="P56"/>
      <text:p text:style-name="P56"/>
      <text:p text:style-name="P83"/>
      <text:p text:style-name="P85">Fiche de test N° <text:span text:style-name="T27">3</text:span> <text:s text:c="3"/></text:p>
      <text:p text:style-name="P83"/>
      <text:p text:style-name="P62">Objectif du test :<text:span text:style-name="T27"> éprouver la méthode addItemFilm sur les cas d’anomalie</text:span></text:p>
      <text:p text:style-name="P62"/>
      <text:p text:style-name="P69"><text:span text:style-name="T27">Vérification de la levée des </text:span><text:span text:style-name="T28">ex</text:span><text:span text:style-name="T27">ception</text:span><text:span text:style-name="T28">s</text:span><text:span text:style-name="T27"> BadEntry, </text:span><text:span text:style-name="T28">NotMember, ItemFilmAlreadyExists</text:span><text:span text:style-name="T27"> lors de l'utilisation de addItemFilm avec des paramètres d'entrées incorrects.</text:span></text:p>
      <text:p text:style-name="P62"/>
      <text:p text:style-name="P62"/>
      <text:p text:style-name="P62">Description (scénario) : </text:p>
      <text:p text:style-name="P69"/>
      <text:p text:style-name="P64">BadEntry :</text:p>
      <text:p text:style-name="P64">- Instanciation d'un Social Network</text:p>
      <text:p text:style-name="P64">- Utilisation de addItemFilm avec en paramètre un pseudo non instancié</text:p>
      <text:p text:style-name="P64">- Utilisation de addItemFilm avec en paramètre un pseudo ne contenant que des espaces</text:p>
      <text:p text:style-name="P64">- Utilisation de addItemFilm avec en paramètre un password non instancié</text:p>
      <text:p text:style-name="P64">- Utilisation de addItemFilm avec en paramètre un password de moins de 4 caractères, autres que des « leadings or trailing blanks ».</text:p>
      <text:p text:style-name="P64">- Utilisation de addItemFilm avec en paramètre un titre non instancié</text:p>
      <text:p text:style-name="P64">- Utilisation de addItemFilm avec en paramètre un titre ne contenant que des espaces</text:p>
      <text:p text:style-name="P64">- Utilisation de addItemFilm avec en paramètre un genre non instancié</text:p>
      <text:p text:style-name="P64">- Utilisation de addItemFilm avec en paramètre un realisateur non instancié</text:p>
      <text:p text:style-name="P64">- Utilisation de addItemFilm avec en paramètre un scenariste non instancié</text:p>
      <text:p text:style-name="P64">- Utilisation de addItemFilm avec en paramètre un duree non instancié</text:p>
      <text:p text:style-name="P64">- Utilisation de addItemFilm avec en paramètre une duree négative</text:p>
      <text:p text:style-name="P69"/>
      <text:p text:style-name="P64">NotMember :</text:p>
      <text:p text:style-name="P64">- Utilisation de addItemFilm avec en paramètre un pseudo qui n'est pas celui d'un membre</text:p>
      <text:p text:style-name="P64">- Utilisation de addItemFilm avec en paramètre un pseudo qui ne correspond pas au password</text:p>
      <text:p text:style-name="P65"/>
      <text:p text:style-name="P69"/>
      <text:p text:style-name="P69"/>
      <text:p text:style-name="P62">Résultats attendus :</text:p>
      <text:p text:style-name="P62"/>
      <text:p text:style-name="P66">- Levée de l'exception BadEntry lors des instanciations incorrectes</text:p>
      <text:p text:style-name="P66">- Levée de l'exception NotMember et FilmAlreadyExists</text:p>
      <text:p text:style-name="P69"><text:span text:style-name="T29">- De plus, après levée des exceptions lors de l'utilisation de addItemFilm, le nombre de films doit rester identique au nombre de membres avant utilisation de <text:s/>addItemFilm</text:span></text:p>
      <text:p text:style-name="P62"/>
      <text:p text:style-name="P62"/>
      <text:p text:style-name="P62">Résultats observés :</text:p>
      <text:p text:style-name="P62"/>
      <text:p text:style-name="P62"/>
      <text:p text:style-name="P62"/>
      <text:p text:style-name="P70"/>
      <text:p text:style-name="P70"/>
      <text:p text:style-name="P82">Conclusion :</text:p>
      <text:p text:style-name="P86">Fiche de test N°<text:span text:style-name="T29">4</text:span></text:p>
      <text:p text:style-name="P83"/>
      <text:p text:style-name="P62">Objectif du test : <text:span text:style-name="T29">Eprouver la méthode addItemFilm sur les cas de fonctionnement standard</text:span></text:p>
      <text:p text:style-name="P61"/>
      <text:p text:style-name="P69"><text:span text:style-name="T29">But principal : vérification de l'ajout d</text:span><text:span text:style-name="T30">e films</text:span><text:span text:style-name="T29"> après utilisation de addItemFilm « avec des paramètres d'entrées corrects ».</text:span></text:p>
      <text:p text:style-name="P69"><text:span text:style-name="T29">But secondaire : vérification de la levée de l'exception </text:span><text:span text:style-name="T30">ItemFilmAlreadyExists par la méthode addItemFilm pour tous les cas prévus dans l'API.</text:span></text:p>
      <text:p text:style-name="P67"/>
      <text:p text:style-name="P62"/>
      <text:p text:style-name="P62">Description(scénario) :</text:p>
      <text:p text:style-name="P64"/>
      <text:p text:style-name="P64">- Instanciation d'un Social Network ;</text:p>
      <text:p text:style-name="P69"><text:span text:style-name="T28">- Utilisation de addItemFilm </text:span><text:span text:style-name="T30">pour l'ajout de plusieurs films </text:span><text:span text:style-name="T28">avec « paramètre</text:span><text:span text:style-name="T30">s d'entrées corrects » ;</text:span></text:p>
      <text:p text:style-name="P69"><text:span text:style-name="T28">- Utilisation de addItemFilm </text:span><text:span text:style-name="T30">avec en paramètre un titre identique au titre du premier film « correct » ajouté ;</text:span></text:p>
      <text:p text:style-name="P69"><text:span text:style-name="T28">- Utilisation de addItemFilm </text:span><text:span text:style-name="T30">avec en paramètre un titre identique au titre du dernier film « correct » ajouté ;</text:span></text:p>
      <text:p text:style-name="P69"><text:span text:style-name="T28">- Utilisation de addItemFilm avec en paramètre </text:span><text:span text:style-name="T30">le titre d'un film existant (mais avec casse différente) ;</text:span></text:p>
      <text:p text:style-name="P69"><text:span text:style-name="T28">- Utilisation de addItemFilm avec en paramètre </text:span><text:span text:style-name="T30">le titre d'un film existant (mais avec des leadings et trailings blanks) ;</text:span></text:p>
      <text:p text:style-name="P65"/>
      <text:p text:style-name="P62"/>
      <text:p text:style-name="P62">Résultats attendus :</text:p>
      <text:p text:style-name="P69"/>
      <text:p text:style-name="P68">L'ajout d'un film avec « paramètres d'entrées corrects » ne doit pas lever d'exception, le nombre de films après ces ajouts doit avoir augmenté en conséquence.</text:p>
      <text:p text:style-name="P68">Dans les utilisations suivantes de addItemFilm, l’exception addItemFilm doit être levée et le nombre de films doit rester identique au nombre de films avant l'utilisation de addItemFilm.</text:p>
      <text:p text:style-name="P69"/>
      <text:p text:style-name="P69"/>
      <text:p text:style-name="P62">Résultats observés :</text:p>
      <text:p text:style-name="P62"/>
      <text:p text:style-name="P62"/>
      <text:p text:style-name="P62"/>
      <text:p text:style-name="P62"/>
      <text:p text:style-name="P71"/>
      <text:p text:style-name="P70"/>
      <text:p text:style-name="P82">Conclusion :</text:p>
      <text:p text:style-name="P87">Fiche de test N° <text:s text:c="3"/><text:span text:style-name="T31">5</text:span></text:p>
      <text:p text:style-name="P83"/>
      <text:p text:style-name="P62">Objectif du test : <text:span text:style-name="T31">Eprouver la méthode reviewItemFilm sur les cas d'anomalies</text:span></text:p>
      <text:p text:style-name="P62"/>
      <text:p text:style-name="P69"><text:span text:style-name="T27">Vérification de la levée des </text:span><text:span text:style-name="T28">ex</text:span><text:span text:style-name="T27">ception</text:span><text:span text:style-name="T28">s</text:span><text:span text:style-name="T27"> BadEntry, </text:span><text:span text:style-name="T28">NotMember, </text:span><text:span text:style-name="T31">NotItem</text:span><text:span text:style-name="T27"> lors de l'utilisation de </text:span><text:span text:style-name="T31">review</text:span><text:span text:style-name="T27">ItemFilm avec des paramètres d'entrées incorrects.</text:span></text:p>
      <text:p text:style-name="P62"/>
      <text:p text:style-name="P62"/>
      <text:p text:style-name="P62">Description(scénario) :</text:p>
      <text:p text:style-name="P62"/>
      <text:p text:style-name="P64">BadEntry :</text:p>
      <text:p text:style-name="P64">- Instanciation d'un Social Network</text:p>
      <text:p text:style-name="P64">- Utilisation de <text:span text:style-name="T31">reviewItemFilm</text:span> avec en paramètre un pseudo non instancié</text:p>
      <text:p text:style-name="P64">- Utilisation de <text:span text:style-name="T31">reviewItemFilm</text:span> avec en paramètre un pseudo ne contenant que des espaces</text:p>
      <text:p text:style-name="P64">- Utilisation de <text:span text:style-name="T31">reviewItemFilm</text:span> avec en paramètre un password non instancié</text:p>
      <text:p text:style-name="P64">- Utilisation de <text:span text:style-name="T31">reviewItemFilm</text:span> avec en paramètre un password de moins de 4 caractères, autres que des « leadings or trailing blanks ».</text:p>
      <text:p text:style-name="P64">- Utilisation de <text:span text:style-name="T31">reviewItemFilm </text:span>avec en paramètre <text:span text:style-name="T31">une note non comprise entre 0.0 et 5.0</text:span></text:p>
      <text:p text:style-name="P64">- Utilisation de <text:span text:style-name="T31">reviewItemFilm </text:span>avec en paramètre un titre ne contenant que des espaces</text:p>
      <text:p text:style-name="P64">- Utilisation de <text:span text:style-name="T31">reviewItemFilm</text:span> avec en paramètre un <text:span text:style-name="T31">commentaire non instancié</text:span></text:p>
      <text:p text:style-name="P69"/>
      <text:p text:style-name="P64">NotMember :</text:p>
      <text:p text:style-name="P64">- Utilisation de <text:span text:style-name="T32">r</text:span><text:span text:style-name="T31">eviewItemFilm</text:span> avec en paramètre un pseudo qui n'est pas celui d'un membre</text:p>
      <text:p text:style-name="P64">- Utilisation de <text:span text:style-name="T32">r</text:span><text:span text:style-name="T31">eviewItemFilm</text:span> avec en paramètre un pseudo qui ne correspond pas au password</text:p>
      <text:p text:style-name="P64"/>
      <text:p text:style-name="P64"><text:span text:style-name="T31">NotItem :</text:span></text:p>
      <text:p text:style-name="P64"><text:span text:style-name="T31">- </text:span>Utilisation de <text:span text:style-name="T32">r</text:span><text:span text:style-name="T31">eviewItemFilm</text:span> avec en paramètre <text:span text:style-name="T31">un titre non instancié</text:span></text:p>
      <text:p text:style-name="P65"/>
      <text:p text:style-name="P62"/>
      <text:p text:style-name="P62"/>
      <text:p text:style-name="P62">Résultats attendus :</text:p>
      <text:p text:style-name="P62"/>
      <text:p text:style-name="P66">- Levée de l'exception BadEntry lors des instanciations incorrectes</text:p>
      <text:p text:style-name="P66">- Levée de l'exception NotMember et <text:span text:style-name="T31">NotItem</text:span></text:p>
      <text:p text:style-name="P62"/>
      <text:p text:style-name="P62"/>
      <text:p text:style-name="P62"/>
      <text:p text:style-name="P62">Résultats observés :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0"/>
      <text:p text:style-name="P70"/>
      <text:p text:style-name="P82">Conclusion :</text:p>
      <text:p text:style-name="P88">Fiche de test N° <text:span text:style-name="T31">6</text:span></text:p>
      <text:p text:style-name="P83"/>
      <text:p text:style-name="P62">Objectif du test : <text:span text:style-name="T29">Eprouver la méthode </text:span><text:span text:style-name="T32">reviewI</text:span><text:span text:style-name="T29">temFilm sur les cas de fonctionnement standard</text:span></text:p>
      <text:p text:style-name="P61"/>
      <text:p text:style-name="P69"><text:span text:style-name="T29">But principal : vérification de l'ajout d</text:span><text:span text:style-name="T30">e </text:span><text:span text:style-name="T32">l'opinion</text:span><text:span text:style-name="T29"> après utilisation de </text:span><text:span text:style-name="T32">review</text:span><text:span text:style-name="T29">ItemFilm « avec des paramètres d'entrées corrects ».</text:span></text:p>
      <text:p text:style-name="P69"><text:span text:style-name="T32"/></text:p>
      <text:p text:style-name="P69"><text:span text:style-name="T32">But secondaire : Vérification de la mise à jour d'une opinion d'un membre sur un film qu'il a déjà commenté.</text:span></text:p>
      <text:p text:style-name="P69"><text:span text:style-name="T32">Vérification de la mise à jour de la note moyenne sur ce film.</text:span></text:p>
      <text:p text:style-name="P69"><text:span text:style-name="T30"/></text:p>
      <text:p text:style-name="P62"/>
      <text:p text:style-name="P62">Description(scénario) :</text:p>
      <text:p text:style-name="P64"/>
      <text:p text:style-name="P64">- Instanciation d'un Social Network ;</text:p>
      <text:p text:style-name="P64"><text:span text:style-name="T32">- Instanciation d'un membre ;</text:span></text:p>
      <text:p text:style-name="P69"><text:span text:style-name="T28">- Utilisation de </text:span><text:span text:style-name="T33">review</text:span><text:span text:style-name="T28">ItemFilm </text:span><text:span text:style-name="T30">pour l'ajout de plusieurs </text:span><text:span text:style-name="T32">opinions</text:span><text:span text:style-name="T30"> </text:span><text:span text:style-name="T28">avec « paramètre</text:span><text:span text:style-name="T30">s d'entrées corrects » ;</text:span></text:p>
      <text:p text:style-name="P69"><text:span text:style-name="T28">- Utilisation de </text:span><text:span text:style-name="T33">review</text:span><text:span text:style-name="T28">ItemFilm </text:span><text:span text:style-name="T30">avec en paramètre un</text:span><text:span text:style-name="T32">e opinion</text:span><text:span text:style-name="T30"> </text:span><text:span text:style-name="T32">d'un même membre sur un même film</text:span><text:span text:style-name="T30"> ;</text:span></text:p>
      <text:p text:style-name="P65"/>
      <text:p text:style-name="P62"/>
      <text:p text:style-name="P62">Résultats attendus :</text:p>
      <text:p text:style-name="P69"/>
      <text:p text:style-name="P68"><text:span text:style-name="T34">- </text:span>L'ajout d'un<text:span text:style-name="T32">e opinion sur un fillm</text:span> avec « paramètres d'entrées corrects » ne doit pas lever d'exception, l<text:span text:style-name="T32">a note moyenne de ce film doit être mise à jour.</text:span></text:p>
      <text:p text:style-name="P68"><text:span text:style-name="T34">- L'ajout d'une opinion d'un même membre sur un même film doit mettre à jour cette nouvelle opinion.</text:span></text:p>
      <text:p text:style-name="P69"/>
      <text:p text:style-name="P69"/>
      <text:p text:style-name="P62">Résultats observés :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0"/>
      <text:p text:style-name="P70"/>
      <text:p text:style-name="P82">Conclusion :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2" svg:font-family="Times" style:font-adornments="Normal" style:font-family-generic="roman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1" svg:font-family="Times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none">
        <style:tab-stops/>
      </style:paragraph-properties>
      <style:text-properties fo:font-size="10pt" style:font-size-asian="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06pt solid #000000" fo:keep-with-next="always"/>
      <style:text-properties fo:text-transform="uppercase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09cm" fo:margin-bottom="0.109cm" style:contextual-spacing="false" fo:text-indent="0cm" style:auto-text-indent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31cm" fo:margin-bottom="0.109cm" style:contextual-spacing="false" fo:text-indent="0cm" style:auto-text-indent="false" fo:keep-with-next="always"/>
      <style:text-properties fo:font-size="12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margin-top="0.106cm" fo:margin-bottom="0.106cm" style:contextual-spacing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106cm" fo:margin-bottom="0.106cm" style:contextual-spacing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Heading_20_5" style:next-style-name="Standard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7" style:display-name="Heading 7" style:family="paragraph" style:parent-style-name="Heading_20_6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8" style:display-name="Heading 8" style:family="paragraph" style:parent-style-name="Heading_20_7" style:next-style-name="Standard" style:class="text">
      <style:paragraph-properties fo:margin-left="0cm" fo:margin-right="0cm" fo:text-indent="0cm" style:auto-text-indent="false"/>
    </style:style>
    <style:style style:name="Heading_20_9" style:display-name="Heading 9" style:family="paragraph" style:parent-style-name="Heading_20_8" style:next-style-name="Standard" style:class="text"/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6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list-style-name="WW8Num78" style:class="extra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tyle="italic" style:font-style-asian="italic"/>
    </style:style>
    <style:style style:name="Footnote" style:family="paragraph" style:parent-style-name="Standard" style:class="extra">
      <style:text-properties fo:font-size="8pt" style:font-size-asian="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1.011cm" style:contextual-spacing="false" fo:text-align="center" style:justify-single-word="false" fo:text-indent="0cm" style:auto-text-indent="false" text:number-lines="false" text:line-number="0"/>
      <style:text-properties fo:text-transform="uppercase" style:font-name="Times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212cm" style:contextual-spacing="false" fo:text-indent="0cm" style:auto-text-indent="false">
        <style:tab-stops/>
      </style:paragraph-properties>
      <style:text-properties fo:text-transform="uppercase" fo:font-size="12pt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01cm" fo:margin-right="0cm" fo:margin-top="0.199cm" fo:margin-bottom="0.011cm" style:contextual-spacing="false" fo:text-indent="0cm" style:auto-text-indent="false"/>
      <style:text-properties fo:font-variant="normal" fo:text-transform="none" fo:font-size="11pt"/>
    </style:style>
    <style:style style:name="Contents_20_3" style:display-name="Contents 3" style:family="paragraph" style:parent-style-name="Standard" style:next-style-name="Standard" style:class="index">
      <style:paragraph-properties fo:margin-left="0.199cm" fo:margin-right="0cm" fo:text-indent="0cm" style:auto-text-indent="false" fo:background-color="transparent">
        <style:background-image/>
      </style:paragraph-properties>
    </style:style>
    <style:style style:name="Contents_20_4" style:display-name="Contents 4" style:family="paragraph" style:parent-style-name="Standard" style:next-style-name="Standard" style:class="index"/>
    <style:style style:name="Contents_20_5" style:display-name="Contents 5" style:family="paragraph" style:parent-style-name="Standard" style:next-style-name="Standard" style:class="index"/>
    <style:style style:name="Contents_20_6" style:display-name="Contents 6" style:family="paragraph" style:parent-style-name="Standard" style:next-style-name="Standard" style:class="index"/>
    <style:style style:name="Contents_20_7" style:display-name="Contents 7" style:family="paragraph" style:parent-style-name="Standard" style:next-style-name="Standard" style:class="index"/>
    <style:style style:name="Contents_20_8" style:display-name="Contents 8" style:family="paragraph" style:parent-style-name="Standard" style:next-style-name="Standard" style:class="index"/>
    <style:style style:name="Contents_20_9" style:display-name="Contents 9" style:family="paragraph" style:parent-style-name="Standard" style:next-style-name="Standard" style:class="index"/>
    <style:style style:name="Title" style:family="paragraph" style:parent-style-name="Standard" style:next-style-name="Subtitle" style:class="chapter">
      <style:paragraph-properties fo:margin-top="0.423cm" fo:margin-bottom="0.423cm" style:contextual-spacing="false" fo:text-align="center" style:justify-single-word="false"/>
      <style:text-properties fo:text-transform="uppercase" fo:font-size="20pt" fo:font-weight="bold" style:letter-kerning="true" style:font-size-asian="20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able_20_des_20_illustrations" style:display-name="WW-Table des illustration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WW-Liste_20_à_20_puces" style:display-name="WW-Liste à puces" style:family="paragraph" style:parent-style-name="Standard" style:list-style-name="WW8Num6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WW-Liste_20_à_20_puces_20_2" style:display-name="WW-Liste à puces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ste_20_à_20_numéros" style:display-name="WW-Liste à numéros" style:family="paragraph" style:parent-style-name="Standard" style:list-style-name="WW8Num5">
      <style:paragraph-properties fo:margin-left="0cm" fo:margin-right="0cm" fo:text-indent="0cm" style:auto-text-indent="false"/>
    </style:style>
    <style:style style:name="WW-Corps_20_de_20_texte_20_2" style:display-name="WW-Corps de texte 2" style:family="paragraph" style:parent-style-name="Standard">
      <style:paragraph-properties style:text-autospace="none"/>
      <style:text-properties fo:font-size="8pt" fo:font-style="italic" style:font-size-asian="8pt" style:font-style-asian="italic" style:font-style-complex="italic"/>
    </style:style>
    <style:style style:name="WW-Corps_20_de_20_texte_20_3" style:display-name="WW-Corps de texte 3" style:family="paragraph" style:parent-style-name="Standard">
      <style:paragraph-properties style:text-autospace="none"/>
      <style:text-properties fo:font-style="italic" style:font-style-asian="italic" style:font-style-complex="italic"/>
    </style:style>
    <style:style style:name="Text_20_body_20_comment" style:display-name="Text body comment" style:family="paragraph" style:parent-style-name="Text_20_body" style:class="text">
      <style:paragraph-properties fo:text-align="justify" style:justify-single-word="false"/>
      <style:text-properties fo:font-style="italic"/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Times New Roman1" fo:font-size="10pt"/>
    </style:style>
    <style:style style:name="Pied_20_de_20_page_20__28_Premier_29_" style:display-name="Pied de page (Premier)" style:family="paragraph" style:parent-style-name="Footer">
      <style:paragraph-properties fo:margin-top="0.423cm" fo:margin-bottom="0cm" style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2" fo:font-size="10pt" fo:font-weight="normal" style:font-weight-asian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6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Helvetica"/>
    </style:style>
    <style:style style:name="WW8Num34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3z0" style:family="text">
      <style:text-properties style:font-name="Helvetica"/>
    </style:style>
    <style:style style:name="WW8Num44z0" style:family="text">
      <style:text-properties style:font-name="Symbol"/>
    </style:style>
    <style:style style:name="WW8Num46z0" style:family="text">
      <style:text-properties style:font-name="Symbol"/>
    </style:style>
    <style:style style:name="WW8Num48z0" style:family="text">
      <style:text-properties style:font-name="Symbol"/>
    </style:style>
    <style:style style:name="WW8Num50z0" style:family="text">
      <style:text-properties style:font-name="Symbol"/>
    </style:style>
    <style:style style:name="WW8Num52z0" style:family="text">
      <style:text-properties style:font-name="Symbol"/>
    </style:style>
    <style:style style:name="WW8Num55z0" style:family="text">
      <style:text-properties style:font-name="Symbol"/>
    </style:style>
    <style:style style:name="WW8Num56z0" style:family="text">
      <style:text-properties style:font-name="Symbol"/>
    </style:style>
    <style:style style:name="WW8Num57z0" style:family="text">
      <style:text-properties style:font-name="Symbol"/>
    </style:style>
    <style:style style:name="WW8Num59z0" style:family="text">
      <style:text-properties style:font-name="Symbol"/>
    </style:style>
    <style:style style:name="WW8Num61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0z0" style:family="text">
      <style:text-properties style:font-name="Symbol"/>
    </style:style>
    <style:style style:name="WW8Num71z0" style:family="text">
      <style:text-properties style:font-name="Symbol"/>
    </style:style>
    <style:style style:name="WW8Num72z0" style:family="text">
      <style:text-properties style:font-name="Symbol"/>
    </style:style>
    <style:style style:name="WW8Num75z0" style:family="text">
      <style:text-properties style:font-name="Symbol"/>
    </style:style>
    <style:style style:name="WW8Num76z0" style:family="text">
      <style:text-properties style:font-name="Symbol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/>
    </style:style>
    <style:style style:name="WW8Num79z2" style:family="text">
      <style:text-properties style:font-name="Wingdings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/>
    </style:style>
    <style:style style:name="WW8Num91z2" style:family="text">
      <style:text-properties style:font-name="Wingdings"/>
    </style:style>
    <style:style style:name="WW8Num92z0" style:family="text">
      <style:text-properties style:font-name="Symbol"/>
    </style:style>
    <style:style style:name="WW8Num93z0" style:family="text">
      <style:text-properties style:font-name="Symbol"/>
    </style:style>
    <style:style style:name="WW8Num94z0" style:family="text">
      <style:text-properties style:font-name="Symbol"/>
    </style:style>
    <style:style style:name="WW8Num94z1" style:family="text">
      <style:text-properties style:font-name="Courier New"/>
    </style:style>
    <style:style style:name="WW8Num94z2" style:family="text">
      <style:text-properties style:font-name="Wingdings"/>
    </style:style>
    <style:style style:name="WW8Num98z0" style:family="text">
      <style:text-properties style:font-name="Symbol"/>
    </style:style>
    <style:style style:name="WW8Num102z0" style:family="text">
      <style:text-properties style:font-name="Symbol"/>
    </style:style>
    <style:style style:name="WW8Num103z0" style:family="text">
      <style:text-properties style:font-name="Symbol"/>
    </style:style>
    <style:style style:name="WW8Num105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Symbol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8z0" style:family="text">
      <style:text-properties style:font-name="Symbol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St4z0" style:family="text">
      <style:text-properties style:font-name="Symbol"/>
    </style:style>
    <style:style style:name="WW8NumSt5z0" style:family="text">
      <style:text-properties style:font-name="Symbol"/>
    </style:style>
    <style:style style:name="WW-Police_20_par_20_défaut" style:display-name="WW-Police par défaut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1cm"/>
      </text:outline-level-style>
      <text:outline-level-style text:level="2" style:num-format="1" text:display-levels="2">
        <style:list-level-properties text:min-label-width="0.87cm"/>
      </text:outline-level-style>
      <text:outline-level-style text:level="3" style:num-format="1" text:display-levels="3">
        <style:list-level-properties text:min-label-width="1.169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1.499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text:style-name="WW8Num31z0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text:style-name="WW8Num43z0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text:style-name="WW8Num63z0" style:num-prefix="" style:num-format="">
        <style:list-level-properties text:space-before="1.11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bullet text:level="1" text:style-name="WW8Num6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bullet text:level="1" text:style-name="WW8Num72z0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bullet text:level="1" text:style-name="WW8Num7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 text:start-value="6">
        <style:list-level-properties text:min-label-width="1.24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bullet text:level="1" text:style-name="WW8Num91z0" text:bullet-char="">
        <style:list-level-properties text:min-label-width="0.635cm"/>
        <style:text-properties style:font-name="Symbol"/>
      </text:list-level-style-bullet>
      <text:list-level-style-bullet text:level="2" text:style-name="WW8Num91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bullet text:level="1" text:style-name="WW8Num93z0" text:bullet-char="">
        <style:list-level-properties text:space-before="0.499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text:bullet-char="">
        <style:list-level-properties text:min-label-width="0.635cm"/>
        <style:text-properties style:font-name="Symbol"/>
      </text:list-level-style-bullet>
      <text:list-level-style-bullet text:level="2" text:style-name="WW8Num9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bullet text:level="1" text:style-name="WW8Num9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bullet-char="-">
        <style:list-level-properties text:space-before="1.49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d_20_de_20_page_20__28_Premier_29_">
      <style:paragraph-properties fo:margin-top="0.22cm" fo:margin-bottom="0cm" style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/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style:font-weight-asian="normal"/>
    </style:style>
    <style:page-layout style:name="Mpm1">
      <style:page-layout-properties fo:page-width="21.013cm" fo:page-height="29.699cm" style:num-format="1" style:print-orientation="portrait" fo:margin-top="1.3cm" fo:margin-bottom="1.3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cm" fo:margin-left="0cm" fo:margin-right="0cm" fo:margin-bottom="0.201cm" style:dynamic-spacing="true"/>
      </style:header-style>
      <style:footer-style>
        <style:header-footer-properties fo:min-height="0.7cm" fo:margin-left="0cm" fo:margin-right="0cm" fo:margin-top="0.201cm" style:dynamic-spacing="true"/>
      </style:footer-style>
    </style:page-layout>
    <style:page-layout style:name="Mpm2">
      <style:page-layout-properties fo:page-width="21.013cm" fo:page-height="29.699cm" style:num-format="1" style:print-orientation="portrait" fo:margin-top="2cm" fo:margin-bottom="1.3cm" fo:margin-left="2.501cm" fo:margin-right="2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201cm" style:dynamic-spacing="true"/>
      </style:footer-style>
    </style:page-layout>
    <style:page-layout style:name="Mpm3">
      <style:page-layout-properties fo:page-width="21.013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ubject/><text:tab/>Cahier des charges<text:tab/></text:p>
      </style:header>
      <style:footer>
        <text:p text:style-name="Footer"><text:tab/><text:tab/>Page <text:page-number text:select-page="current">3</text:page-number> sur <text:span text:style-name="Page_20_Number"><text:page-count style:num-format="1">9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tab/><text:span text:style-name="Page_20_Number"><text:page-count style:num-format="1">9</text:page-count></text:span><text:span text:style-name="Page_20_Number"> pages</text:span></text:p>
      </style:footer>
    </style:master-page>
    <style:master-page style:name="Endnote" style:page-layout-name="Mpm3"/>
    <style:master-page style:name="Conversion_20_1" style:display-name="Conversion 1" style:page-layout-name="Mpm4">
      <style:header>
        <text:p text:style-name="En-tête_20__28_Pair_29_">FIP INF112<text:tab/><text:tab/><text:date style:data-style-name="N76" text:date-value="2010-03-18T12:47:58" text:fixed="true">18 mars 2010</text:date></text:p>
      </style:header>
      <style:footer>
        <text:p text:style-name="MP1"><text:span text:style-name="MT2">Télécom Bretagne</text:span><text:tab/><text:span text:style-name="MT3"><text:page-number text:select-page="current">6</text:page-number></text:span><text:span text:style-name="MT3">/</text:span><text:span text:style-name="MT3"><text:page-count>9</text:page-count></text:span><text:span text:style-name="MT3"><text:tab/>Département Informatique</text:span></text:p>
      </style:footer>
    </style:master-page>
    <style:master-page style:name="Conversion_20_2" style:display-name="Conversion 2" style:page-layout-name="Mpm5">
      <style:footer>
        <text:p text:style-name="MP1"><text:span text:style-name="MT2">Télécom Bretagne</text:span><text:tab/><text:span text:style-name="MT3"><text:page-number text:select-page="current">7</text:page-number></text:span><text:span text:style-name="MT3">/</text:span><text:span text:style-name="MT3"><text:page-count>9</text:page-count></text:span><text:span text:style-name="MT3"><text:tab/>Département Informatique</text:span></text:p>
      </style:footer>
    </style:master-page>
    <style:master-page style:name="Conversion_20_3" style:display-name="Conversion 3" style:page-layout-name="Mpm5">
      <style:footer>
        <text:p text:style-name="MP1"><text:span text:style-name="MT2">Télécom Bretagne</text:span><text:tab/><text:span text:style-name="MT3"><text:page-number text:select-page="current">8</text:page-number></text:span><text:span text:style-name="MT3">/</text:span><text:span text:style-name="MT3"><text:page-count>9</text:page-count></text:span><text:span text:style-name="MT3"><text:tab/>Département Informatique</text:span></text:p>
      </style:footer>
    </style:master-page>
    <style:master-page style:name="Conversion_20_4" style:display-name="Conversion 4" style:page-layout-name="Mpm5">
      <style:footer>
        <text:p text:style-name="MP1"><text:span text:style-name="MT2">Télécom Bretagne</text:span><text:tab/><text:span text:style-name="MT3"><text:page-number text:select-page="current">9</text:page-number></text:span><text:span text:style-name="MT3">/</text:span><text:span text:style-name="MT3"><text:page-count>9</text:page-count></text:span><text:span text:style-name="MT3"><text:tab/>Département Informatique</text:span></text:p>
      </style:footer>
    </style:master-page>
    <style:master-page style:name="Conversion_20_5" style:display-name="Conversion 5" style:page-layout-name="Mpm5">
      <style:footer>
        <text:p text:style-name="MP1"><text:span text:style-name="MT2">Télécom Bretagne</text:span><text:tab/><text:span text:style-name="MT3"><text:page-number text:select-page="current">9</text:page-number></text:span><text:span text:style-name="MT3">/</text:span><text:span text:style-name="MT3"><text:page-count>9</text:page-count></text:span><text:span text:style-name="MT3"><text:tab/>Département Informatique</text:span></text:p>
      </style:footer>
    </style:master-page>
    <style:master-page style:name="Conversion_20_6" style:display-name="Conversion 6" style:page-layout-name="Mpm5">
      <style:footer>
        <text:p text:style-name="MP1"><text:span text:style-name="MT2">Télécom Bretagne</text:span><text:tab/><text:span text:style-name="MT3"><text:page-number text:select-page="current">10</text:page-number></text:span><text:span text:style-name="MT3">/</text:span><text:span text:style-name="MT3"><text:page-count>9</text:page-count></text:span><text:span text:style-name="MT3"><text:tab/>Département Informatique</text:span></text:p>
      </style:footer>
    </style:master-page>
    <style:master-page style:name="Conversion_20_7" style:display-name="Conversion 7" style:page-layout-name="Mpm6">
      <style:footer>
        <text:p text:style-name="MP1"><text:span text:style-name="MT2">Télécom Bretagne</text:span><text:tab/><text:span text:style-name="MT3"><text:page-number text:select-page="current">11</text:page-number></text:span><text:span text:style-name="MT3">/</text:span><text:span text:style-name="MT3"><text:page-count>9</text:page-count></text:span><text:span text:style-name="MT3"><text:tab/>Département Informatiqu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title>Cahier des charges</dc:title>
    <meta:initial-creator>lassudrie</meta:initial-creator>
    <meta:creation-date>2004-08-03T16:02:00</meta:creation-date>
    <dc:creator>Glenn FEUNTEUN</dc:creator>
    <dc:date>2014-04-24T19:10:24</dc:date>
    <meta:printed-by>Bernard Prou</meta:printed-by>
    <meta:print-date>2005-02-04T11:13:25</meta:print-date>
    <dc:language>en-US</dc:language>
    <meta:editing-cycles>49</meta:editing-cycles>
    <meta:editing-duration>PT9H47M31S</meta:editing-duration>
    <meta:document-statistic meta:table-count="4" meta:image-count="0" meta:object-count="0" meta:page-count="9" meta:paragraph-count="145" meta:word-count="1273" meta:character-count="7862" meta:non-whitespace-character-count="6696"/>
    <meta:user-defined meta:name="Info 1"/>
    <meta:user-defined meta:name="Info 2"/>
    <meta:user-defined meta:name="Info 3"/>
    <meta:user-defined meta:name="Info 4"/>
  </office:meta>
</office:document-meta>
</file>